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3" svg:font-family="'Times New Roman'" style:font-family-generic="roman"/>
    <style:font-face style:name="Times New Roman5" svg:font-family="'Times New Roman'" style:font-adornments="Italic" style:font-family-generic="roman"/>
    <style:font-face style:name="Times New Roman2" svg:font-family="'Times New Roman'" style:font-adornments="Regular" style:font-family-generic="roma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4" style:family="table">
      <style:table-properties style:width="3.325in" fo:margin-left="3.1694in" table:align="left"/>
    </style:style>
    <style:style style:name="Таблица4.A" style:family="table-column">
      <style:table-column-properties style:column-width="1.6625in"/>
    </style:style>
    <style:style style:name="Таблица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382in" fo:border-left="0.05pt solid #000000" fo:border-right="none" fo:border-top="none" fo:border-bottom="0.05pt solid #000000"/>
    </style:style>
    <style:style style:name="Таблица4.B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382in" fo:border-left="0.05pt solid #000000" fo:border-right="none" fo:border-top="none" fo:border-bottom="0.05pt solid #000000"/>
    </style:style>
    <style:style style:name="Таблица4.B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382in" fo:border-left="0.05pt solid #000000" fo:border-right="none" fo:border-top="none" fo:border-bottom="0.05pt solid #000000"/>
    </style:style>
    <style:style style:name="Таблица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5in" table:align="margins" style:may-break-between-rows="false"/>
    </style:style>
    <style:style style:name="Table1.A" style:family="table-column">
      <style:table-column-properties style:column-width="3.25in" style:rel-column-width="32767*"/>
    </style:style>
    <style:style style:name="Table1.B" style:family="table-column">
      <style:table-column-properties style:column-width="3.25in" style:rel-column-width="3276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5in" table:align="margins" style:may-break-between-rows="true" table:border-model="collapsing"/>
    </style:style>
    <style:style style:name="Table2.A" style:family="table-column">
      <style:table-column-properties style:column-width="3.25in" style:rel-column-width="32767*"/>
    </style:style>
    <style:style style:name="Table2.B" style:family="table-column">
      <style:table-column-properties style:column-width="3.25in" style:rel-column-width="3276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5" style:family="table-row">
      <style:table-row-properties style:min-row-height="0.3257in" fo:keep-together="auto"/>
    </style:style>
    <style:style style:name="Table3" style:family="table">
      <style:table-properties style:width="6.4965in" table:align="left" style:may-break-between-rows="true" table:border-model="collapsing"/>
    </style:style>
    <style:style style:name="Table3.A" style:family="table-column">
      <style:table-column-properties style:column-width="2.1667in"/>
    </style:style>
    <style:style style:name="Table3.C" style:family="table-column">
      <style:table-column-properties style:column-width="2.1632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language="en" fo:country="US" officeooo:rsid="024c0f1a" officeooo:paragraph-rsid="024c0f1a"/>
    </style:style>
    <style:style style:name="P2" style:family="paragraph" style:parent-style-name="КП">
      <style:paragraph-properties fo:margin-left="0in" fo:margin-right="0in" fo:text-align="center" style:justify-single-word="false" fo:text-indent="0in" style:auto-text-indent="false"/>
      <style:text-properties fo:font-size="14pt" fo:language="ru" fo:country="RU" fo:font-weight="normal" officeooo:rsid="006d21b7" officeooo:paragraph-rsid="006fba76" style:font-size-asian="14pt" style:font-weight-asian="normal" style:font-size-complex="14pt" style:font-weight-complex="normal"/>
    </style:style>
    <style:style style:name="P3" style:family="paragraph" style:parent-style-name="КП">
      <style:paragraph-properties fo:margin-left="0in" fo:margin-right="0in" fo:text-align="center" style:justify-single-word="false" fo:text-indent="0in" style:auto-text-indent="false"/>
      <style:text-properties fo:font-size="14pt" fo:language="en" fo:country="US" fo:font-weight="normal" officeooo:rsid="006d21b7" officeooo:paragraph-rsid="006d21b7" style:font-size-asian="14pt" style:font-weight-asian="normal" style:font-size-complex="14pt" style:font-weight-complex="normal"/>
    </style:style>
    <style:style style:name="P4" style:family="paragraph" style:parent-style-name="КП">
      <style:paragraph-properties fo:margin-left="0in" fo:margin-right="0in" fo:text-align="center" style:justify-single-word="false" fo:text-indent="0in" style:auto-text-indent="false">
        <style:tab-stops>
          <style:tab-stop style:position="5.3543in"/>
        </style:tab-stops>
      </style:paragraph-properties>
      <style:text-properties fo:font-size="14pt" fo:language="en" fo:country="US" fo:font-weight="normal" officeooo:rsid="006d21b7" officeooo:paragraph-rsid="006d21b7" style:font-size-asian="14pt" style:font-weight-asian="normal" style:font-size-complex="14pt" style:font-weight-complex="normal"/>
    </style:style>
    <style:style style:name="P5" style:family="paragraph" style:parent-style-name="КП">
      <style:paragraph-properties fo:margin-left="0in" fo:margin-right="0in" fo:text-align="center" style:justify-single-word="false" fo:text-indent="0in" style:auto-text-indent="false"/>
      <style:text-properties officeooo:paragraph-rsid="006fba76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Times New Roman" fo:font-size="14pt" fo:language="en" fo:country="US" fo:font-weight="normal" officeooo:rsid="006d21b7" officeooo:paragraph-rsid="0251b067" style:font-size-asian="14pt" style:font-weight-asian="normal" style:font-name-complex="Times New Roman6" style:font-size-complex="14pt" style:font-weight-complex="normal"/>
    </style:style>
    <style:style style:name="P7" style:family="paragraph" style:parent-style-name="КП">
      <style:paragraph-properties fo:margin-left="0in" fo:margin-right="0in" fo:text-align="center" style:justify-single-word="false" fo:text-indent="0in" style:auto-text-indent="false" fo:break-before="page"/>
      <style:text-properties fo:font-weight="bold" officeooo:rsid="0015bae9" officeooo:paragraph-rsid="0015bae9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Times New Roman4" fo:font-size="14pt" fo:language="ru" fo:country="RU" officeooo:rsid="006fba76" officeooo:paragraph-rsid="006fba76"/>
    </style:style>
    <style:style style:name="P9" style:family="paragraph" style:parent-style-name="Table_20_Contents">
      <style:paragraph-properties fo:text-align="end" style:justify-single-word="false"/>
      <style:text-properties style:font-name="Times New Roman4" fo:font-size="14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4" fo:font-size="14pt" officeooo:rsid="006fba76" officeooo:paragraph-rsid="006fba76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9f48a4" officeooo:paragraph-rsid="029f4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a7ab7f" officeooo:paragraph-rsid="02a7ab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3" fo:font-size="12pt" fo:font-style="normal" fo:text-shadow="none" style:text-underline-style="none" fo:font-weight="normal" officeooo:rsid="029f48a4" officeooo:paragraph-rsid="029f4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3" fo:font-size="12pt" fo:font-style="normal" fo:text-shadow="none" style:text-underline-style="none" fo:font-weight="normal" officeooo:rsid="02a86310" officeooo:paragraph-rsid="02a863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in" fo:margin-bottom="0in" loext:contextual-spacing="false"/>
      <style:text-properties officeooo:paragraph-rsid="0251b067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fo:font-weight="bold" officeooo:paragraph-rsid="0251b067" style:font-size-asian="14pt" style:font-weight-asian="bold" style:font-name-complex="Times New Roman6" style:font-size-complex="14pt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251b067"/>
    </style:style>
    <style:style style:name="P19" style:family="paragraph" style:parent-style-name="Standard">
      <style:paragraph-properties fo:margin-left="0in" fo:margin-right="0.5902in" fo:margin-top="0in" fo:margin-bottom="0in" loext:contextual-spacing="false" fo:text-align="center" style:justify-single-word="false" fo:text-indent="0in" style:auto-text-indent="false"/>
      <style:text-properties style:font-name="Times New Roman" fo:font-size="14pt" officeooo:paragraph-rsid="0251b067" style:font-size-asian="14pt" style:font-name-complex="Times New Roman6" style:font-size-complex="14pt"/>
    </style:style>
    <style:style style:name="P20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text-align="justify" style:justify-single-word="false"/>
      <style:text-properties officeooo:rsid="029f48a4" officeooo:paragraph-rsid="029f48a4"/>
    </style:style>
    <style:style style:name="P24" style:family="paragraph" style:parent-style-name="Standard">
      <style:paragraph-properties fo:text-align="justify" style:justify-single-word="false"/>
      <style:text-properties officeooo:paragraph-rsid="029f48a4"/>
    </style:style>
    <style:style style:name="P25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4917in" style:auto-text-indent="false"/>
      <style:text-properties officeooo:paragraph-rsid="029e471a"/>
    </style:style>
    <style:style style:name="P26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a7ab7f" officeooo:paragraph-rsid="02a7ab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Times New Roman3" fo:font-size="12pt" fo:font-style="normal" fo:text-shadow="none" style:text-underline-style="none" fo:font-weight="normal" officeooo:rsid="02a86310" officeooo:paragraph-rsid="02a863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text-align="start" style:justify-single-word="false"/>
      <style:text-properties officeooo:rsid="029f48a4" officeooo:paragraph-rsid="029f48a4"/>
    </style:style>
    <style:style style:name="P29" style:family="paragraph" style:parent-style-name="Text_20_body">
      <style:paragraph-properties fo:text-align="justify" style:justify-single-word="false"/>
      <style:text-properties officeooo:rsid="029fd5c9" officeooo:paragraph-rsid="029fd5c9"/>
    </style:style>
    <style:style style:name="P30" style:family="paragraph" style:parent-style-name="Text_20_body">
      <style:text-properties officeooo:paragraph-rsid="029fd5c9"/>
    </style:style>
    <style:style style:name="P31" style:family="paragraph" style:parent-style-name="Text_20_body">
      <style:text-properties officeooo:rsid="02a13a94" officeooo:paragraph-rsid="02a13a94"/>
    </style:style>
    <style:style style:name="P32" style:family="paragraph" style:parent-style-name="Text_20_body">
      <style:paragraph-properties fo:text-align="justify" style:justify-single-word="false"/>
      <style:text-properties officeooo:rsid="02a13a94" officeooo:paragraph-rsid="02a13a94"/>
    </style:style>
    <style:style style:name="P33" style:family="paragraph" style:parent-style-name="Text_20_body">
      <style:paragraph-properties fo:text-align="justify" style:justify-single-word="false"/>
      <style:text-properties officeooo:rsid="02a21bf4" officeooo:paragraph-rsid="02a21bf4"/>
    </style:style>
    <style:style style:name="P34" style:family="paragraph" style:parent-style-name="Text_20_body">
      <style:text-properties officeooo:rsid="02a7a45c" officeooo:paragraph-rsid="02a7a45c"/>
    </style:style>
    <style:style style:name="P35" style:family="paragraph" style:parent-style-name="Text_20_body">
      <style:text-properties officeooo:rsid="02a7ab7f" officeooo:paragraph-rsid="02a7ab7f"/>
    </style:style>
    <style:style style:name="P36" style:family="paragraph" style:parent-style-name="Text_20_body">
      <style:text-properties officeooo:rsid="02a86310" officeooo:paragraph-rsid="02a86310"/>
    </style:style>
    <style:style style:name="P37" style:family="paragraph" style:parent-style-name="Text_20_body">
      <style:text-properties officeooo:paragraph-rsid="02ad5755"/>
    </style:style>
    <style:style style:name="P38" style:family="paragraph" style:parent-style-name="Text_20_body">
      <style:text-properties officeooo:paragraph-rsid="02ae6f76"/>
    </style:style>
    <style:style style:name="P39" style:family="paragraph" style:parent-style-name="Text_20_body">
      <style:text-properties officeooo:paragraph-rsid="02aea85e"/>
    </style:style>
    <style:style style:name="P40" style:family="paragraph" style:parent-style-name="Text_20_body">
      <style:paragraph-properties fo:text-align="justify" style:justify-single-word="false"/>
      <style:text-properties officeooo:rsid="02b2d88b" officeooo:paragraph-rsid="02b2d88b"/>
    </style:style>
    <style:style style:name="P41" style:family="paragraph" style:parent-style-name="Standard" style:master-page-name="First_20_Page">
      <style:paragraph-properties fo:margin-left="0in" fo:margin-right="0.5902in" fo:margin-top="0in" fo:margin-bottom="0in" loext:contextual-spacing="false" fo:text-align="center" style:justify-single-word="false" fo:text-indent="0.4917in" style:auto-text-indent="false" style:page-number="auto"/>
      <style:text-properties style:font-name="Times New Roman" fo:font-size="14pt" officeooo:paragraph-rsid="0251b067" style:font-size-asian="14pt" style:font-name-complex="Times New Roman6" style:font-size-complex="14pt"/>
    </style:style>
    <style:style style:name="P42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4917in" style:auto-text-indent="false"/>
      <style:text-properties fo:color="#222222" style:font-name="Times New Roman" fo:font-size="14pt" officeooo:paragraph-rsid="029e471a" style:font-size-asian="14pt" style:font-name-complex="Times New Roman6" style:font-size-complex="13.5pt"/>
    </style:style>
    <style:style style:name="P4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paragraph-rsid="029f48a4" style:font-size-asian="14pt" style:font-style-asian="normal" style:font-weight-asian="normal" style:font-name-complex="Times New Roman6" style:font-size-complex="14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4pt" officeooo:rsid="029f48a4" officeooo:paragraph-rsid="029f48a4" style:font-size-asian="14pt" style:font-name-complex="Times New Roman6" style:font-size-complex="14pt"/>
    </style:style>
    <style:style style:name="P45" style:family="paragraph" style:parent-style-name="Heading_20_1">
      <style:text-properties officeooo:rsid="029c6af4" officeooo:paragraph-rsid="029c6af4"/>
    </style:style>
    <style:style style:name="P46" style:family="paragraph" style:parent-style-name="Heading_20_1">
      <style:paragraph-properties fo:break-before="page"/>
      <style:text-properties officeooo:rsid="029f48a4" officeooo:paragraph-rsid="029f48a4"/>
    </style:style>
    <style:style style:name="P47" style:family="paragraph" style:parent-style-name="Heading_20_1">
      <style:paragraph-properties fo:break-before="page"/>
      <style:text-properties officeooo:rsid="029fd5c9" officeooo:paragraph-rsid="029fd5c9"/>
    </style:style>
    <style:style style:name="P48" style:family="paragraph" style:parent-style-name="Heading_20_1">
      <style:paragraph-properties fo:break-before="page"/>
      <style:text-properties officeooo:rsid="02a21bf4" officeooo:paragraph-rsid="02a21bf4"/>
    </style:style>
    <style:style style:name="P49" style:family="paragraph" style:parent-style-name="Heading_20_1">
      <style:paragraph-properties fo:break-before="page"/>
      <style:text-properties officeooo:rsid="02a3ad87" officeooo:paragraph-rsid="02a3ad87"/>
    </style:style>
    <style:style style:name="P50" style:family="paragraph" style:parent-style-name="Heading_20_1">
      <style:paragraph-properties fo:break-before="page"/>
      <style:text-properties officeooo:rsid="02a7ab7f" officeooo:paragraph-rsid="02a7ab7f"/>
    </style:style>
    <style:style style:name="P51" style:family="paragraph" style:parent-style-name="Heading_20_1">
      <style:paragraph-properties fo:break-before="page"/>
      <style:text-properties officeooo:rsid="02a86310" officeooo:paragraph-rsid="02a86310"/>
    </style:style>
    <style:style style:name="P52" style:family="paragraph" style:parent-style-name="Heading_20_1">
      <style:paragraph-properties fo:break-before="page"/>
      <style:text-properties officeooo:rsid="02aa58df" officeooo:paragraph-rsid="02aa58df"/>
    </style:style>
    <style:style style:name="P53" style:family="paragraph" style:parent-style-name="Heading_20_1">
      <style:paragraph-properties fo:break-before="page"/>
      <style:text-properties officeooo:rsid="02aea85e" officeooo:paragraph-rsid="02aea85e"/>
    </style:style>
    <style:style style:name="P54" style:family="paragraph" style:parent-style-name="Heading_20_1">
      <style:paragraph-properties fo:break-before="page"/>
      <style:text-properties officeooo:rsid="02b18514" officeooo:paragraph-rsid="02b18514"/>
    </style:style>
    <style:style style:name="P55" style:family="paragraph" style:parent-style-name="Heading_20_1">
      <style:paragraph-properties fo:break-before="page"/>
      <style:text-properties officeooo:rsid="02b3da1b" officeooo:paragraph-rsid="02b3da1b"/>
    </style:style>
    <style:style style:name="P56" style:family="paragraph" style:parent-style-name="Heading_20_2">
      <style:paragraph-properties fo:text-align="center" style:justify-single-word="false"/>
      <style:text-properties style:font-name="Times New Roman3" fo:font-style="italic" officeooo:rsid="029c6af4" officeooo:paragraph-rsid="029c6af4" style:font-style-asian="italic" style:font-style-complex="italic"/>
    </style:style>
    <style:style style:name="P57" style:family="paragraph" style:parent-style-name="Heading_20_2">
      <style:paragraph-properties fo:text-align="center" style:justify-single-word="false"/>
      <style:text-properties style:font-name="Times New Roman3" officeooo:rsid="029f48a4" officeooo:paragraph-rsid="029f48a4"/>
    </style:style>
    <style:style style:name="P58" style:family="paragraph" style:parent-style-name="Heading_20_4">
      <style:text-properties officeooo:rsid="02ad5755" officeooo:paragraph-rsid="02ad5755"/>
    </style:style>
    <style:style style:name="P59" style:family="paragraph" style:parent-style-name="Heading_20_4">
      <style:text-properties officeooo:rsid="02ae6f76" officeooo:paragraph-rsid="02ae6f76"/>
    </style:style>
    <style:style style:name="P60" style:family="paragraph" style:parent-style-name="Text_20_body">
      <style:paragraph-properties fo:text-align="start" style:justify-single-word="false"/>
      <style:text-properties style:font-name="Times New Roman3" officeooo:rsid="029f48a4" officeooo:paragraph-rsid="029f48a4"/>
    </style:style>
    <style:style style:name="P61" style:family="paragraph" style:parent-style-name="Text_20_body" style:list-style-name="L1">
      <style:text-properties officeooo:rsid="02a7a45c" officeooo:paragraph-rsid="02a7a45c"/>
    </style:style>
    <style:style style:name="P62" style:family="paragraph" style:parent-style-name="Text_20_body" style:list-style-name="L2">
      <style:paragraph-properties fo:text-align="justify" style:justify-single-word="false"/>
      <style:text-properties officeooo:paragraph-rsid="02b3da1b"/>
    </style:style>
    <style:style style:name="P63" style:family="paragraph" style:parent-style-name="Text_20_body" style:list-style-name="L2">
      <style:paragraph-properties fo:text-align="justify" style:justify-single-word="false"/>
      <style:text-properties officeooo:rsid="02b6b37c" officeooo:paragraph-rsid="02b6b37c"/>
    </style:style>
    <style:style style:name="P64" style:family="paragraph" style:parent-style-name="Text_20_body" style:list-style-name="L2">
      <style:paragraph-properties fo:text-align="justify" style:justify-single-word="false"/>
      <style:text-properties officeooo:rsid="02b77c34" officeooo:paragraph-rsid="02b77c34"/>
    </style:style>
    <style:style style:name="T1" style:family="text">
      <style:text-properties fo:font-size="14pt" fo:language="ru" fo:country="RU" fo:font-weight="normal" officeooo:rsid="006d21b7" style:font-size-asian="14pt" style:font-weight-asian="normal" style:font-size-complex="14pt" style:font-weight-complex="normal"/>
    </style:style>
    <style:style style:name="T2" style:family="text">
      <style:text-properties fo:font-size="14pt" fo:language="ru" fo:country="RU" fo:font-weight="normal" officeooo:rsid="006fba76" style:font-size-asian="14pt" style:font-weight-asian="normal" style:font-size-complex="14pt" style:font-weight-complex="normal"/>
    </style:style>
    <style:style style:name="T3" style:family="text">
      <style:text-properties officeooo:rsid="025f1d8a"/>
    </style:style>
    <style:style style:name="T4" style:family="text">
      <style:text-properties officeooo:rsid="028a1c66"/>
    </style:style>
    <style:style style:name="T5" style:family="text">
      <style:text-properties style:font-name="Times New Roman3"/>
    </style:style>
    <style:style style:name="T6" style:family="text">
      <style:text-properties style:font-name="Times New Roman3" fo:font-size="14pt" fo:language="ru" fo:country="RU" fo:font-weight="normal" officeooo:rsid="029abac0" style:font-size-asian="14pt" style:font-weight-asian="normal" style:font-size-complex="14pt" style:font-weight-complex="normal"/>
    </style:style>
    <style:style style:name="T7" style:family="text">
      <style:text-properties style:font-name="Times New Roman3" officeooo:rsid="029f48a4"/>
    </style:style>
    <style:style style:name="T8" style:family="text">
      <style:text-properties officeooo:rsid="0298a0dd"/>
    </style:style>
    <style:style style:name="T9" style:family="text">
      <style:text-properties officeooo:rsid="029abac0"/>
    </style:style>
    <style:style style:name="T10" style:family="text">
      <style:text-properties style:font-name="Times New Roman" fo:font-size="14pt" style:font-size-asian="14pt" style:font-name-complex="Times New Roman6" style:font-size-complex="14pt"/>
    </style:style>
    <style:style style:name="T11" style:family="text">
      <style:text-properties style:font-name="Times New Roman" fo:font-size="14pt" officeooo:rsid="029abac0" style:font-size-asian="14pt" style:font-name-complex="Times New Roman6" style:font-size-complex="14pt"/>
    </style:style>
    <style:style style:name="T12" style:family="text">
      <style:text-properties style:font-name="Times New Roman" fo:font-size="14pt" officeooo:rsid="029f48a4" style:font-size-asian="14pt" style:font-name-complex="Times New Roman6" style:font-size-complex="14pt"/>
    </style:style>
    <style:style style:name="T13" style:family="text">
      <style:text-properties fo:color="#000000" style:font-name="Times New Roman" fo:font-size="14pt" style:font-size-asian="14pt" style:font-name-complex="Times New Roman6" style:font-size-complex="13.5pt"/>
    </style:style>
    <style:style style:name="T14" style:family="text">
      <style:text-properties fo:color="#000000" style:font-name="Times New Roman" fo:font-size="14pt" fo:font-style="italic" style:font-size-asian="14pt" style:font-style-asian="italic" style:font-name-complex="Times New Roman6" style:font-size-complex="13.5pt"/>
    </style:style>
    <style:style style:name="T15" style:family="text">
      <style:text-properties officeooo:rsid="02a13a94"/>
    </style:style>
    <style:style style:name="T16" style:family="text">
      <style:text-properties officeooo:rsid="02a1bd5e"/>
    </style:style>
    <style:style style:name="T17" style:family="text">
      <style:text-properties officeooo:rsid="02a7ab7f"/>
    </style:style>
    <style:style style:name="T18" style:family="text">
      <style:text-properties officeooo:rsid="02ae6f76"/>
    </style:style>
    <style:style style:name="T19" style:family="text">
      <style:text-properties officeooo:rsid="02b3a21a"/>
    </style:style>
    <style:style style:name="T20" style:family="text">
      <style:text-properties officeooo:rsid="02b4d55f"/>
    </style:style>
    <style:style style:name="T21" style:family="text">
      <style:text-properties style:font-name="Times New Roman2" officeooo:rsid="02b4d55f"/>
    </style:style>
    <style:style style:name="T22" style:family="text">
      <style:text-properties officeooo:rsid="02b6b37c"/>
    </style:style>
    <style:style style:name="T23" style:family="text">
      <style:text-properties officeooo:rsid="02b8209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tab/>МИНИСТЕРСТВО ОБРАЗОВАНИЯ И НАУКИ РОССИЙСКОЙ ФЕДЕРАЦИИ</text:p>
      <text:p text:style-name="P19">Федеральное государственное бюджетное образовательное учреждение</text:p>
      <text:p text:style-name="P19">высшего образования</text:p>
      <text:p text:style-name="P19">«Московский Авиационный Институт</text:p>
      <text:p text:style-name="P19">(Национальный Исследовательский Университет)»</text:p>
      <text:p text:style-name="P19">ФАКУЛЬТЕТ ИНФОРМАЦИОННЫХ ТЕХНОЛОГИЙ И ПРИКЛАДНОЙ МАТЕМАТИКОЙ</text:p>
      <text:p text:style-name="P19">Кафедра вычислительной математики и программирования</text:p>
      <text:p text:style-name="P16"/>
      <text:p text:style-name="P16"/>
      <text:p text:style-name="P16"/>
      <text:p text:style-name="P16"/>
      <text:p text:style-name="P16"/>
      <text:p text:style-name="P17">Курсовой проект </text:p>
      <text:p text:style-name="P18"><text:span text:style-name="T10">по курсу «</text:span><text:span text:style-name="T11">Практикум на ЭВМ»</text:span><text:span text:style-name="T10"> </text:span><text:span text:style-name="T11">2</text:span><text:span text:style-name="T10"> семестра</text:span></text:p>
      <text:p text:style-name="P6">Задание <text:span text:style-name="T8">6</text:span><text:span text:style-name="T4">. </text:span><text:span text:style-name="T9">Обработка последовательной фаловой структуры на языке Си</text:span></text:p>
      <text:p text:style-name="P4"/>
      <text:p text:style-name="P3"/>
      <text:p text:style-name="P3"/>
      <text:p text:style-name="P3"/>
      <text:p text:style-name="P3"/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10">Студент:</text:p>
          </table:table-cell>
          <table:table-cell table:style-name="Таблица4.B1" office:value-type="string">
            <text:p text:style-name="P10"><text:span text:style-name="T3">Саженов К.С.</text:span> </text:p>
          </table:table-cell>
        </table:table-row>
        <table:table-row>
          <table:table-cell table:style-name="Таблица4.A5" office:value-type="string">
            <text:p text:style-name="P10">Группа:</text:p>
          </table:table-cell>
          <table:table-cell table:style-name="Таблица4.B2" office:value-type="string">
            <text:p text:style-name="P8">М80 - 108Б - 19</text:p>
          </table:table-cell>
        </table:table-row>
        <table:table-row>
          <table:table-cell table:style-name="Таблица4.A5" office:value-type="string">
            <text:p text:style-name="P10">Преподаватель:</text:p>
          </table:table-cell>
          <table:table-cell table:style-name="Таблица4.B3" office:value-type="string">
            <text:p text:style-name="P10">Поповкин А.В.</text:p>
          </table:table-cell>
        </table:table-row>
        <table:table-row>
          <table:table-cell table:style-name="Таблица4.A5" office:value-type="string">
            <text:p text:style-name="P10">Подпись:</text:p>
          </table:table-cell>
          <table:table-cell table:style-name="Таблица4.B4" office:value-type="string">
            <text:p text:style-name="P9"/>
          </table:table-cell>
        </table:table-row>
        <table:table-row>
          <table:table-cell table:style-name="Таблица4.A5" office:value-type="string">
            <text:p text:style-name="P10">Оценка:</text:p>
          </table:table-cell>
          <table:table-cell table:style-name="Таблица4.B5" office:value-type="string">
            <text:p text:style-name="P9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">М</text:span><text:span text:style-name="T2">осква, </text:span><text:span text:style-name="T6">2020</text:span></text:p>
      <text:p text:style-name="P7"><text:s text:c="5"/>СОДЕРЖА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"><text:a xlink:type="simple" xlink:href="#__RefHeading___Toc820_418547613" text:style-name="Index_20_Link" text:visited-style-name="Index_20_Link">Задача<text:tab/>3</text:a></text:p>
          <text:p text:style-name="P21"><text:a xlink:type="simple" xlink:href="#__RefHeading___Toc3649_4062887682" text:style-name="Index_20_Link" text:visited-style-name="Index_20_Link">Общее задание<text:tab/>3</text:a></text:p>
          <text:p text:style-name="P21"><text:a xlink:type="simple" xlink:href="#__RefHeading___Toc3651_4062887682" text:style-name="Index_20_Link" text:visited-style-name="Index_20_Link">Вариант 22<text:tab/>3</text:a></text:p>
          <text:p text:style-name="P20"><text:a xlink:type="simple" xlink:href="#__RefHeading___Toc3653_4062887682" text:style-name="Index_20_Link" text:visited-style-name="Index_20_Link">Общий метод решения<text:tab/>4</text:a></text:p>
          <text:p text:style-name="P20"><text:a xlink:type="simple" xlink:href="#__RefHeading___Toc3655_4062887682" text:style-name="Index_20_Link" text:visited-style-name="Index_20_Link">Общие сведения о программе<text:tab/>5</text:a></text:p>
          <text:p text:style-name="P20"><text:a xlink:type="simple" xlink:href="#__RefHeading___Toc3657_4062887682" text:style-name="Index_20_Link" text:visited-style-name="Index_20_Link">функциональное назначение<text:tab/>6</text:a></text:p>
          <text:p text:style-name="P20"><text:a xlink:type="simple" xlink:href="#__RefHeading___Toc3659_4062887682" text:style-name="Index_20_Link" text:visited-style-name="Index_20_Link">описание программы<text:tab/>7</text:a></text:p>
          <text:p text:style-name="P20"><text:a xlink:type="simple" xlink:href="#__RefHeading___Toc5267_4062887682" text:style-name="Index_20_Link" text:visited-style-name="Index_20_Link">описание функции программы<text:tab/>8</text:a></text:p>
          <text:p text:style-name="P20"><text:a xlink:type="simple" xlink:href="#__RefHeading___Toc5269_4062887682" text:style-name="Index_20_Link" text:visited-style-name="Index_20_Link">Используемые переменные<text:tab/>9</text:a></text:p>
          <text:p text:style-name="P20"><text:a xlink:type="simple" xlink:href="#__RefHeading___Toc5271_4062887682" text:style-name="Index_20_Link" text:visited-style-name="Index_20_Link">входные значения<text:tab/>10</text:a></text:p>
          <text:p text:style-name="P22"><text:a xlink:type="simple" xlink:href="#__RefHeading___Toc5273_4062887682" text:style-name="Index_20_Link" text:visited-style-name="Index_20_Link">test.txt:<text:tab/>10</text:a></text:p>
          <text:p text:style-name="P22"><text:a xlink:type="simple" xlink:href="#__RefHeading___Toc5275_4062887682" text:style-name="Index_20_Link" text:visited-style-name="Index_20_Link">test2.txt<text:tab/>10</text:a></text:p>
          <text:p text:style-name="P22"><text:a xlink:type="simple" xlink:href="#__RefHeading___Toc5277_4062887682" text:style-name="Index_20_Link" text:visited-style-name="Index_20_Link">test3.txt<text:tab/>11</text:a></text:p>
          <text:p text:style-name="P20"><text:a xlink:type="simple" xlink:href="#__RefHeading___Toc5279_4062887682" text:style-name="Index_20_Link" text:visited-style-name="Index_20_Link">протокол<text:tab/>12</text:a></text:p>
        </text:index-body>
      </text:table-of-content>
      <text:h text:style-name="P45" text:outline-level="1"><text:bookmark-start text:name="__RefHeading___Toc820_418547613"/>Задача<text:bookmark-end text:name="__RefHeading___Toc820_418547613"/></text:h>
      <text:h text:style-name="P56" text:outline-level="2"><text:bookmark-start text:name="__RefHeading___Toc3649_4062887682"/>Общее задание<text:bookmark-end text:name="__RefHeading___Toc3649_4062887682"/></text:h>
      <text:p text:style-name="P25"><text:span text:style-name="T13">Разработать последовательную структуру данных для представления простейшей базы данных на файлах в СП Си в соответствии с заданным вариантом. Составить программу генерации внешнего нетекстового файла заданной структуры, содержащего представительный набор записей (15-20). Распечатать одержимое сгенерированного файла в виде таблицы и выполнить над ним заданное действие для 2-3 значений параметров запроса </text:span><text:span text:style-name="T14">р</text:span><text:span text:style-name="T13">, распечатав результат. </text:span></text:p>
      <text:p text:style-name="P42">Действие по выборе данных из файла оформить с параметрами запроса, вводимыми из стандартного входного текстового файла, или получаемых из стандартной строки ввода UNIX. Получение параметров из командной строки производится с помощью стандартных библиотечных функций argc и argv.</text:p>
      <text:p text:style-name="P42">Число наборов текстов должно быть не менее трех.</text:p>
      <text:p text:style-name="P42"/>
      <text:h text:style-name="P57" text:outline-level="2"><text:bookmark-start text:name="__RefHeading___Toc3651_4062887682"/>Вариант 22<text:bookmark-end text:name="__RefHeading___Toc3651_4062887682"/></text:h>
      <text:p text:style-name="P28"><text:span text:style-name="T7">Т</text:span><text:span text:style-name="T5">аблица 1 — задание</text:span>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43">Содержимое и структура данных</text:p>
          </table:table-cell>
          <table:table-cell table:style-name="Table1.B1" office:value-type="string">
            <text:p text:style-name="P14">Сведения о вступительных экзаменах абитуриентов: фамилия, инициалы, пол, номер школы, наличие медали, оценки в баллах и зачет/незачёт по сочинению</text:p>
          </table:table-cell>
        </table:table-row>
        <table:table-row>
          <table:table-cell table:style-name="Table1.A2" office:value-type="string">
            <text:p text:style-name="P12">Действия</text:p>
          </table:table-cell>
          <table:table-cell table:style-name="Table1.B2" office:value-type="string">
            <text:p text:style-name="P12">Найти абитуриентов-медалистов, не набравших проходной балл p</text:p>
          </table:table-cell>
        </table:table-row>
      </table:table>
      <text:p text:style-name="P60"/>
      <text:h text:style-name="P46" text:outline-level="1"><text:bookmark-start text:name="__RefHeading___Toc3653_4062887682"/>Общий метод решения<text:bookmark-end text:name="__RefHeading___Toc3653_4062887682"/></text:h>
      <text:p text:style-name="P24"><text:span text:style-name="T10">Создаем </text:span><text:span text:style-name="T12">3 </text:span><text:span text:style-name="T10">текстовы</text:span><text:span text:style-name="T12">х</text:span><text:span text:style-name="T10"> файл</text:span><text:span text:style-name="T12">а</text:span><text:span text:style-name="T10">, в которы</text:span><text:span text:style-name="T12">е</text:span><text:span text:style-name="T10"> записываем все исходные данные. </text:span><text:span text:style-name="T12">(по 15 студентов на файл).</text:span></text:p>
      <text:p text:style-name="P44"/>
      <text:p text:style-name="P23"><text:span text:style-name="T12">С</text:span><text:span text:style-name="T10">читываем файл, указанный в 1 аргументе командной оболочки, в обусловленном формате, выводим в виде таблицы, создаём условие, фильтруем студентов, подходящих под условие и выводим их в виде таблицы. Повторяем эту операцию трижды.</text:span></text:p>
      <text:h text:style-name="P47" text:outline-level="1"><text:bookmark-start text:name="__RefHeading___Toc3655_4062887682"/>Общие сведения о программе<text:bookmark-end text:name="__RefHeading___Toc3655_4062887682"/></text:h>
      <text:p text:style-name="P30"/>
      <text:p text:style-name="P29">Аппаратное обеспечение: ноутбук Redmibook 14 <text:s/>Pro</text:p>
      <text:p text:style-name="P29">ОС: Arch Linux</text:p>
      <text:p text:style-name="P29">Язык и система программирования: GNU C</text:p>
      <text:p text:style-name="P32">Стандарт языка: C99</text:p>
      <text:p text:style-name="P29">Число строк программы: 63</text:p>
      <text:p text:style-name="P29">Компиляция <text:span text:style-name="T15">программы в терминале: gcc main.c -</text:span><text:span text:style-name="T16">O2</text:span></text:p>
      <text:p text:style-name="P32">Вызов программы: ./a.out</text:p>
      <text:p text:style-name="P31"/>
      <text:h text:style-name="P48" text:outline-level="1"><text:bookmark-start text:name="__RefHeading___Toc3657_4062887682"/>функциональное назначение<text:bookmark-end text:name="__RefHeading___Toc3657_4062887682"/></text:h>
      <text:p text:style-name="P33">Задача программы состоит в считывании текстового файла в корректном формате; записи данных в память программы и фильтрации студентов по критериям. В файле содержатся данные по студентам: каждый студент представлен в файле строкой, где строки — это набор данных через пробел, а именно фамилия, инициалы, пол, номер школы, есть ли медаль(+ или -), оценки за предметы: математика, физика, литература и зачет/незачет по сочинению(в виде +/-).</text:p>
      <text:p text:style-name="P33"/>
      <text:h text:style-name="P49" text:outline-level="1"><text:bookmark-start text:name="__RefHeading___Toc3659_4062887682"/>описание программы<text:bookmark-end text:name="__RefHeading___Toc3659_4062887682"/></text:h>
      <text:list xml:id="list2131593663" text:style-name="L1">
        <text:list-item>
          <text:p text:style-name="P61">Подключаем библиотеки stdio.h, stdlib.h</text:p>
        </text:list-item>
        <text:list-item>
          <text:p text:style-name="P61">Объявление структуры студента</text:p>
        </text:list-item>
        <text:list-item>
          <text:p text:style-name="P61">Объявление функции main с аргументами argc, argv</text:p>
        </text:list-item>
        <text:list-item>
          <text:p text:style-name="P61">Определение имени файла, данного пользователем в качестве первого аргумента, либо заданного по умолчанию, если пользователь не указал названия</text:p>
        </text:list-item>
        <text:list-item>
          <text:p text:style-name="P61">Задание количества студентов в файле в виде константы count типа int</text:p>
        </text:list-item>
        <text:list-item>
          <text:p text:style-name="P61">Создание массивов студентов: исходных и отфильтрованных по p</text:p>
        </text:list-item>
        <text:list-item>
          <text:p text:style-name="P61">Считывание данных из файла в указанном формате и создание объектов студента</text:p>
        </text:list-item>
        <text:list-item>
          <text:p text:style-name="P61">Запрос у пользователя переменной p</text:p>
        </text:list-item>
        <text:list-item>
          <text:p text:style-name="P61">Вывод заголовка таблицы</text:p>
        </text:list-item>
        <text:list-item>
          <text:p text:style-name="P61">Проход по студентам и их фильтрация + запись подходящих студентов в массив и вывод их на экран в виде таблицы</text:p>
        </text:list-item>
        <text:list-item>
          <text:p text:style-name="P61">Если никого не нашлось, вывести «NO DATA»</text:p>
        </text:list-item>
        <text:list-item>
          <text:p text:style-name="P61">Вывести закрывание таблицы</text:p>
        </text:list-item>
      </text:list>
      <text:p text:style-name="P34"/>
      <text:h text:style-name="P50" text:outline-level="1"><text:bookmark-start text:name="__RefHeading___Toc5267_4062887682"/>описание функции программы<text:bookmark-end text:name="__RefHeading___Toc5267_4062887682"/></text:h>
      <text:p text:style-name="P35">Таблица 2 — функции программы</text:p>
      <table:table table:name="Table2" table:style-name="Table2" table:template-name="Default Style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Функция/выражение</text:p>
          </table:table-cell>
          <table:table-cell table:style-name="Table2.B1" office:value-type="string">
            <text:p text:style-name="P26">Описание</text:p>
          </table:table-cell>
        </table:table-row>
        <table:table-row table:style-name="Table2.1">
          <table:table-cell table:style-name="Table2.A2" office:value-type="string">
            <text:p text:style-name="P13">FILE *file</text:p>
          </table:table-cell>
          <table:table-cell table:style-name="Table2.B2" office:value-type="string">
            <text:p text:style-name="P13">Объявление дескриптора файла</text:p>
          </table:table-cell>
        </table:table-row>
        <table:table-row table:style-name="Table2.1">
          <table:table-cell table:style-name="Table2.A2" office:value-type="string">
            <text:p text:style-name="P11"><text:span text:style-name="T17">f</text:span>open(filename, "r");</text:p>
          </table:table-cell>
          <table:table-cell table:style-name="Table2.B2" office:value-type="string">
            <text:p text:style-name="P13">Открывает файл в режиме считывания текста</text:p>
          </table:table-cell>
        </table:table-row>
        <table:table-row table:style-name="Table2.1">
          <table:table-cell table:style-name="Table2.A2" office:value-type="string">
            <text:p text:style-name="P13">calloc(count, sizeof(Student));</text:p>
          </table:table-cell>
          <table:table-cell table:style-name="Table2.B2" office:value-type="string">
            <text:p text:style-name="P13">Возвращает указатель на 1 байт выделенной памяти для массива с элементами Student</text:p>
          </table:table-cell>
        </table:table-row>
        <table:table-row table:style-name="Table2.5">
          <table:table-cell table:style-name="Table2.A2" office:value-type="string">
            <text:p text:style-name="P13">feof(file)</text:p>
          </table:table-cell>
          <table:table-cell table:style-name="Table2.B2" office:value-type="string">
            <text:p text:style-name="P13">Проверяет, достиг ли файл конца</text:p>
          </table:table-cell>
        </table:table-row>
        <table:table-row table:style-name="Table2.5">
          <table:table-cell table:style-name="Table2.A2" office:value-type="string">
            <text:p text:style-name="P13">fscanf</text:p>
          </table:table-cell>
          <table:table-cell table:style-name="Table2.B2" office:value-type="string">
            <text:p text:style-name="P13">Считывает данные из файла в указанном формате</text:p>
          </table:table-cell>
        </table:table-row>
        <table:table-row table:style-name="Table2.5">
          <table:table-cell table:style-name="Table2.A2" office:value-type="string">
            <text:p text:style-name="P13">printf</text:p>
          </table:table-cell>
          <table:table-cell table:style-name="Table2.B2" office:value-type="string">
            <text:p text:style-name="P13">Печатает текст и переменные в указанном формате</text:p>
          </table:table-cell>
        </table:table-row>
        <table:table-row table:style-name="Table2.5">
          <table:table-cell table:style-name="Table2.A2" office:value-type="string">
            <text:p text:style-name="P13">puts</text:p>
          </table:table-cell>
          <table:table-cell table:style-name="Table2.B2" office:value-type="string">
            <text:p text:style-name="P13">Печатает только текст</text:p>
          </table:table-cell>
        </table:table-row>
        <table:table-row table:style-name="Table2.5">
          <table:table-cell table:style-name="Table2.A2" office:value-type="string">
            <text:p text:style-name="P13">fclose(file)</text:p>
          </table:table-cell>
          <table:table-cell table:style-name="Table2.B2" office:value-type="string">
            <text:p text:style-name="P13">Закрывает файл</text:p>
          </table:table-cell>
        </table:table-row>
      </table:table>
      <text:p text:style-name="P35"/>
      <text:h text:style-name="P51" text:outline-level="1"><text:bookmark-start text:name="__RefHeading___Toc5269_4062887682"/>Используемые переменные<text:bookmark-end text:name="__RefHeading___Toc5269_4062887682"/></text:h>
      <text:p text:style-name="P36">Таблица 3 — переменные </text:p>
      <table:table table:name="Table3" table:style-name="Table3" table:template-name="Default Style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27">Переменная</text:p>
          </table:table-cell>
          <table:table-cell table:style-name="Table3.A1" office:value-type="string">
            <text:p text:style-name="P27">Тип</text:p>
          </table:table-cell>
          <table:table-cell table:style-name="Table3.C1" office:value-type="string">
            <text:p text:style-name="P27">Значение</text:p>
          </table:table-cell>
        </table:table-row>
        <table:table-row table:style-name="Table3.2">
          <table:table-cell table:style-name="Table3.A2" office:value-type="string">
            <text:p text:style-name="P15">filename</text:p>
          </table:table-cell>
          <table:table-cell table:style-name="Table3.A2" office:value-type="string">
            <text:p text:style-name="P15">char*</text:p>
          </table:table-cell>
          <table:table-cell table:style-name="Table3.C2" office:value-type="string">
            <text:p text:style-name="P15">Название файла для считывания</text:p>
          </table:table-cell>
        </table:table-row>
        <table:table-row table:style-name="Table3.2">
          <table:table-cell table:style-name="Table3.A2" office:value-type="string">
            <text:p text:style-name="P15">argc</text:p>
          </table:table-cell>
          <table:table-cell table:style-name="Table3.A2" office:value-type="string">
            <text:p text:style-name="P15">int</text:p>
          </table:table-cell>
          <table:table-cell table:style-name="Table3.C2" office:value-type="string">
            <text:p text:style-name="P15">Кол-во переданных аргументов программе</text:p>
          </table:table-cell>
        </table:table-row>
        <table:table-row table:style-name="Table3.2">
          <table:table-cell table:style-name="Table3.A2" office:value-type="string">
            <text:p text:style-name="P15">argv</text:p>
          </table:table-cell>
          <table:table-cell table:style-name="Table3.A2" office:value-type="string">
            <text:p text:style-name="P15">char**</text:p>
          </table:table-cell>
          <table:table-cell table:style-name="Table3.C2" office:value-type="string">
            <text:p text:style-name="P15">Сами аргументы</text:p>
          </table:table-cell>
        </table:table-row>
        <table:table-row table:style-name="Table3.2">
          <table:table-cell table:style-name="Table3.A2" office:value-type="string">
            <text:p text:style-name="P15">count</text:p>
          </table:table-cell>
          <table:table-cell table:style-name="Table3.A2" office:value-type="string">
            <text:p text:style-name="P15">const int</text:p>
          </table:table-cell>
          <table:table-cell table:style-name="Table3.C2" office:value-type="string">
            <text:p text:style-name="P15">Кол-во студентов в файле</text:p>
          </table:table-cell>
        </table:table-row>
        <table:table-row table:style-name="Table3.2">
          <table:table-cell table:style-name="Table3.A2" office:value-type="string">
            <text:p text:style-name="P15">file</text:p>
          </table:table-cell>
          <table:table-cell table:style-name="Table3.A2" office:value-type="string">
            <text:p text:style-name="P15">FILE*</text:p>
          </table:table-cell>
          <table:table-cell table:style-name="Table3.C2" office:value-type="string">
            <text:p text:style-name="P15">Файл для считывания</text:p>
          </table:table-cell>
        </table:table-row>
        <table:table-row table:style-name="Table3.2">
          <table:table-cell table:style-name="Table3.A2" office:value-type="string">
            <text:p text:style-name="P15">students</text:p>
          </table:table-cell>
          <table:table-cell table:style-name="Table3.A2" office:value-type="string">
            <text:p text:style-name="P15">Student*</text:p>
          </table:table-cell>
          <table:table-cell table:style-name="Table3.C2" office:value-type="string">
            <text:p text:style-name="P15">Студенты из базы данных</text:p>
          </table:table-cell>
        </table:table-row>
        <table:table-row table:style-name="Table3.2">
          <table:table-cell table:style-name="Table3.A2" office:value-type="string">
            <text:p text:style-name="P15">result</text:p>
          </table:table-cell>
          <table:table-cell table:style-name="Table3.A2" office:value-type="string">
            <text:p text:style-name="P15">Student*</text:p>
          </table:table-cell>
          <table:table-cell table:style-name="Table3.C2" office:value-type="string">
            <text:p text:style-name="P15">Отфильтрованные студенты</text:p>
          </table:table-cell>
        </table:table-row>
        <table:table-row table:style-name="Table3.2">
          <table:table-cell table:style-name="Table3.A2" office:value-type="string">
            <text:p text:style-name="P15">i</text:p>
          </table:table-cell>
          <table:table-cell table:style-name="Table3.A2" office:value-type="string">
            <text:p text:style-name="P15">int</text:p>
          </table:table-cell>
          <table:table-cell table:style-name="Table3.C2" office:value-type="string">
            <text:p text:style-name="P15">Индекс, чтобы проходиться по студентам</text:p>
          </table:table-cell>
        </table:table-row>
        <table:table-row table:style-name="Table3.2">
          <table:table-cell table:style-name="Table3.A2" office:value-type="string">
            <text:p text:style-name="P15">ires</text:p>
          </table:table-cell>
          <table:table-cell table:style-name="Table3.A2" office:value-type="string">
            <text:p text:style-name="P15">int</text:p>
          </table:table-cell>
          <table:table-cell table:style-name="Table3.C2" office:value-type="string">
            <text:p text:style-name="P15">Индекс, чтобы проходиться по массиву отфильтрованных студентов</text:p>
          </table:table-cell>
        </table:table-row>
        <table:table-row table:style-name="Table3.2">
          <table:table-cell table:style-name="Table3.A2" office:value-type="string">
            <text:p text:style-name="P15">s</text:p>
          </table:table-cell>
          <table:table-cell table:style-name="Table3.A2" office:value-type="string">
            <text:p text:style-name="P15">Student</text:p>
          </table:table-cell>
          <table:table-cell table:style-name="Table3.C2" office:value-type="string">
            <text:p text:style-name="P15">Студент, обрабатывающийся в данный момент</text:p>
          </table:table-cell>
        </table:table-row>
        <table:table-row table:style-name="Table3.2">
          <table:table-cell table:style-name="Table3.A2" office:value-type="string">
            <text:p text:style-name="P15">p</text:p>
          </table:table-cell>
          <table:table-cell table:style-name="Table3.A2" office:value-type="string">
            <text:p text:style-name="P15">int</text:p>
          </table:table-cell>
          <table:table-cell table:style-name="Table3.C2" office:value-type="string">
            <text:p text:style-name="P15">P из условия</text:p>
          </table:table-cell>
        </table:table-row>
        <table:table-row>
          <table:table-cell table:style-name="Table3.A2" office:value-type="string">
            <text:p text:style-name="P15">j</text:p>
          </table:table-cell>
          <table:table-cell table:style-name="Table3.A2" office:value-type="string">
            <text:p text:style-name="P15">int</text:p>
          </table:table-cell>
          <table:table-cell table:style-name="Table3.C2" office:value-type="string">
            <text:p text:style-name="P15">Счётчик для студентов</text:p>
          </table:table-cell>
        </table:table-row>
      </table:table>
      <text:p text:style-name="P36"/>
      <text:h text:style-name="P52" text:outline-level="1"><text:bookmark-start text:name="__RefHeading___Toc5271_4062887682"/>входные значения<text:bookmark-end text:name="__RefHeading___Toc5271_4062887682"/></text:h>
      <text:h text:style-name="P58" text:outline-level="4"><text:bookmark-start text:name="__RefHeading___Toc5273_4062887682"/><text:span text:style-name="T18">t</text:span>est.txt:<text:bookmark-end text:name="__RefHeading___Toc5273_4062887682"/></text:h>
      <text:p text:style-name="P37">Whjherx EX female 1899 - 3 3 4 +</text:p>
      <text:p text:style-name="P37">Mblpqvkcg WA female 855 + 4 3 3 +</text:p>
      <text:p text:style-name="P37">Kwhhgb EK female 2355 + 4 4 2 -</text:p>
      <text:p text:style-name="P37">Bzuulhvxwu QA female 692 - 5 2 3 +</text:p>
      <text:p text:style-name="P37">Qctzqrvzzb OE female 1485 - 2 2 5 +</text:p>
      <text:p text:style-name="P37">Zmdmrae GU female 727 + 3 5 5 +</text:p>
      <text:p text:style-name="P37">Eealawtynw FQ female 1176 - 4 3 2 -</text:p>
      <text:p text:style-name="P37">Xcckkdlpe DG female 2956 - 5 4 3 +</text:p>
      <text:p text:style-name="P37">Vwsoucv ZA male 1268 - 4 4 2 +</text:p>
      <text:p text:style-name="P37">Mkxocxnm GO male 1345 - 5 3 5 -</text:p>
      <text:p text:style-name="P37">Gvrwqtbuwg GQ female 234 - 5 5 4 -</text:p>
      <text:p text:style-name="P37">Ajcqt AC female 997 + 3 3 4 +</text:p>
      <text:p text:style-name="P37">Rvyjyxma OH female 1317 - 5 3 2 +</text:p>
      <text:p text:style-name="P37">Biyncrqr UC female 1023 + 3 4 2 -</text:p>
      <text:p text:style-name="P37">Hxlyou AK female 1961 - 2 3 5 +</text:p>
      <text:p text:style-name="P37"/>
      <text:h text:style-name="P59" text:outline-level="4"><text:bookmark-start text:name="__RefHeading___Toc5275_4062887682"/>test2.txt<text:bookmark-end text:name="__RefHeading___Toc5275_4062887682"/></text:h>
      <text:p text:style-name="P38">Xdsnmhdr CX female 152 + 5 3 5 +</text:p>
      <text:p text:style-name="P38">Fysji SW female 304 - 2 2 5 -</text:p>
      <text:p text:style-name="P38">Qxapqmgzys VM female 1528 - 5 3 3 -</text:p>
      <text:p text:style-name="P38">Mruaffg ZF male 1700 + 5 4 2 +</text:p>
      <text:p text:style-name="P38">Wdulkvb ZU male 2918 - 3 2 2 +</text:p>
      <text:p text:style-name="P38">Yzkpzzo MX female 940 - 2 3 2 -</text:p>
      <text:p text:style-name="P38">Nexbkmylh JW female 2269 - 2 4 3 +</text:p>
      <text:p text:style-name="P38">Oakpuhfv MR male 1666 + 3 3 3 +</text:p>
      <text:p text:style-name="P38">Fmxmp IW female 167 + 4 3 5 -</text:p>
      <text:p text:style-name="P38">Oxiklzmxwv HZ female 1738 - 4 5 5 +</text:p>
      <text:p text:style-name="P38">Wvvelk RR male 1961 + 5 2 5 -</text:p>
      <text:p text:style-name="P38">Vnjzmibw XC male 1426 - 2 5 4 +</text:p>
      <text:p text:style-name="P38"><text:soft-page-break/>Pyumtgj BG male 2460 + 4 3 2 -</text:p>
      <text:p text:style-name="P38">Orlxzhvsb IR female 1714 + 3 3 2 +</text:p>
      <text:p text:style-name="P38">Sanbbj EI female 1264 - 4 4 5 -</text:p>
      <text:p text:style-name="P38"/>
      <text:h text:style-name="P59" text:outline-level="4"><text:bookmark-start text:name="__RefHeading___Toc5277_4062887682"/>test3.txt<text:bookmark-end text:name="__RefHeading___Toc5277_4062887682"/></text:h>
      <text:p text:style-name="P38">Ccsrfabtp VW female 2883 - 3 5 5 -</text:p>
      <text:p text:style-name="P38">Gbvlcxswjc UH female 2244 - 4 5 3 -</text:p>
      <text:p text:style-name="P38">Jihbi EM female 491 - 3 5 5 +</text:p>
      <text:p text:style-name="P38">Zuhcus TT female 205 - 3 4 3 -</text:p>
      <text:p text:style-name="P38">Fzxxises IO female 1131 - 3 5 5 +</text:p>
      <text:p text:style-name="P38">Twaiprv FA female 1902 + 3 2 5 +</text:p>
      <text:p text:style-name="P38">Xfoddd XK female 2774 + 3 4 5 -</text:p>
      <text:p text:style-name="P38">Ogbfvazxbt RP male 367 - 2 3 4 +</text:p>
      <text:p text:style-name="P38">Heyzlxucf FZ male 1207 - 3 2 5 +</text:p>
      <text:p text:style-name="P38">Efqwwgymlc FU female 2407 - 2 4 2 -</text:p>
      <text:p text:style-name="P38">Qargpw XT female 253 - 2 4 5 +</text:p>
      <text:p text:style-name="P38">Uomdwdstcw ZW male 1230 + 3 4 4 +</text:p>
      <text:p text:style-name="P38">Htokswaxqs HN female 1231 + 3 3 5 +</text:p>
      <text:p text:style-name="P38">Qiqftkqg FZ female 950 - 4 5 4 -</text:p>
      <text:p text:style-name="P38">Ihsjo UZ male 1371 - 4 5 2 -</text:p>
      <text:h text:style-name="P53" text:outline-level="1"><text:bookmark-start text:name="__RefHeading___Toc5279_4062887682"/>протокол<text:bookmark-end text:name="__RefHeading___Toc5279_4062887682"/></text:h>
      <text:p text:style-name="P39"><text:s/>sakost@sakost-pc  ~/university/course work/cw6  gcc main.c </text:p>
      <text:p text:style-name="P39"><text:s/>sakost@sakost-pc  ~/university/course work/cw6  ./a.out test.txt </text:p>
      <text:p text:style-name="P39">What's a p?</text:p>
      <text:p text:style-name="P39">&gt;&gt;&gt; 3</text:p>
      <text:p text:style-name="P39">--------------------------------------------------------</text:p>
      <text:p text:style-name="P39">|Surname <text:s text:c="4"/>|In|Sex|School|Medal|Math|Phys|Lit|Writing|</text:p>
      <text:p text:style-name="P39">--------------------------------------------------------</text:p>
      <text:p text:style-name="P39">| <text:s text:c="5"/>Kwhhgb|EK|female| <text:s/>2355| +| <text:s text:c="2"/>4| <text:s text:c="2"/>4| <text:s/>2| <text:s text:c="5"/>-|</text:p>
      <text:p text:style-name="P39">| <text:s text:c="3"/>Biyncrqr|UC|female| <text:s/>1023| +| <text:s text:c="2"/>3| <text:s text:c="2"/>4| <text:s/>2| <text:s text:c="5"/>-|</text:p>
      <text:p text:style-name="P39">--------------------------------------------------------</text:p>
      <text:p text:style-name="P39"><text:s/>sakost@sakost-pc  ~/university/course work/cw6  ./a.out test.txt</text:p>
      <text:p text:style-name="P39">What's a p?</text:p>
      <text:p text:style-name="P39">&gt;&gt;&gt; 4</text:p>
      <text:p text:style-name="P39">--------------------------------------------------------</text:p>
      <text:p text:style-name="P39">|Surname <text:s text:c="4"/>|In|Sex|School|Medal|Math|Phys|Lit|Writing|</text:p>
      <text:p text:style-name="P39">--------------------------------------------------------</text:p>
      <text:p text:style-name="P39">| <text:s text:c="2"/>Mblpqvkcg|WA|female| <text:s text:c="2"/>855| +| <text:s text:c="2"/>4| <text:s text:c="2"/>3| <text:s/>3| <text:s text:c="5"/>+|</text:p>
      <text:p text:style-name="P39">| <text:s text:c="5"/>Kwhhgb|EK|female| <text:s/>2355| +| <text:s text:c="2"/>4| <text:s text:c="2"/>4| <text:s/>2| <text:s text:c="5"/>-|</text:p>
      <text:p text:style-name="P39">| <text:s text:c="4"/>Zmdmrae|GU|female| <text:s text:c="2"/>727| +| <text:s text:c="2"/>3| <text:s text:c="2"/>5| <text:s/>5| <text:s text:c="5"/>+|</text:p>
      <text:p text:style-name="P39">| <text:s text:c="6"/>Ajcqt|AC|female| <text:s text:c="2"/>997| +| <text:s text:c="2"/>3| <text:s text:c="2"/>3| <text:s/>4| <text:s text:c="5"/>+|</text:p>
      <text:p text:style-name="P39">| <text:s text:c="3"/>Biyncrqr|UC|female| <text:s/>1023| +| <text:s text:c="2"/>3| <text:s text:c="2"/>4| <text:s/>2| <text:s text:c="5"/>-|</text:p>
      <text:p text:style-name="P39">--------------------------------------------------------</text:p>
      <text:p text:style-name="P39"><text:s/>sakost@sakost-pc  ~/university/course work/cw6  ./a.out test2.txt </text:p>
      <text:p text:style-name="P39">What's a p?</text:p>
      <text:p text:style-name="P39">&gt;&gt;&gt; 3</text:p>
      <text:p text:style-name="P39">--------------------------------------------------------</text:p>
      <text:p text:style-name="P39">|Surname <text:s text:c="4"/>|In|Sex|School|Medal|Math|Phys|Lit|Writing|</text:p>
      <text:p text:style-name="P39">--------------------------------------------------------</text:p>
      <text:p text:style-name="P39">| <text:s text:c="4"/>Mruaffg|ZF| <text:s/>male| <text:s/>1700| +| <text:s text:c="2"/>5| <text:s text:c="2"/>4| <text:s/>2| <text:s text:c="5"/>+|</text:p>
      <text:p text:style-name="P39">| <text:s text:c="5"/>Wvvelk|RR| <text:s/>male| <text:s/>1961| +| <text:s text:c="2"/>5| <text:s text:c="2"/>2| <text:s/>5| <text:s text:c="5"/>-|</text:p>
      <text:p text:style-name="P39"><text:soft-page-break/>| <text:s text:c="4"/>Pyumtgj|BG| <text:s/>male| <text:s/>2460| +| <text:s text:c="2"/>4| <text:s text:c="2"/>3| <text:s/>2| <text:s text:c="5"/>-|</text:p>
      <text:p text:style-name="P39">| <text:s text:c="2"/>Orlxzhvsb|IR|female| <text:s/>1714| +| <text:s text:c="2"/>3| <text:s text:c="2"/>3| <text:s/>2| <text:s text:c="5"/>+|</text:p>
      <text:p text:style-name="P39">--------------------------------------------------------</text:p>
      <text:p text:style-name="P39"><text:s/>sakost@sakost-pc  ~/university/course work/cw6  </text:p>
      <text:p text:style-name="P39"><text:s/>sakost@sakost-pc  ~/university/course work/cw6  ./a.out test2.txt</text:p>
      <text:p text:style-name="P39">What's a p?</text:p>
      <text:p text:style-name="P39">&gt;&gt;&gt; 2</text:p>
      <text:p text:style-name="P39">--------------------------------------------------------</text:p>
      <text:p text:style-name="P39">|Surname <text:s text:c="4"/>|In|Sex|School|Medal|Math|Phys|Lit|Writing|</text:p>
      <text:p text:style-name="P39">--------------------------------------------------------</text:p>
      <text:p text:style-name="P39">| <text:s text:c="22"/>NO DATA <text:s text:c="23"/>|</text:p>
      <text:p text:style-name="P39">--------------------------------------------------------</text:p>
      <text:p text:style-name="P39"><text:s/>sakost@sakost-pc  ~/university/course work/cw6  ./a.out test3.txt</text:p>
      <text:p text:style-name="P39">What's a p?</text:p>
      <text:p text:style-name="P39">&gt;&gt;&gt; 3</text:p>
      <text:p text:style-name="P39">--------------------------------------------------------</text:p>
      <text:p text:style-name="P39">|Surname <text:s text:c="4"/>|In|Sex|School|Medal|Math|Phys|Lit|Writing|</text:p>
      <text:p text:style-name="P39">--------------------------------------------------------</text:p>
      <text:p text:style-name="P39">| <text:s text:c="4"/>Twaiprv|FA|female| <text:s/>1902| +| <text:s text:c="2"/>3| <text:s text:c="2"/>2| <text:s/>5| <text:s text:c="5"/>+|</text:p>
      <text:p text:style-name="P39">--------------------------------------------------------</text:p>
      <text:p text:style-name="P39"><text:s/>sakost@sakost-pc  ~/university/course work/cw6  ./a.out test3.txt</text:p>
      <text:p text:style-name="P39">What's a p?</text:p>
      <text:p text:style-name="P39">&gt;&gt;&gt; 4</text:p>
      <text:p text:style-name="P39">--------------------------------------------------------</text:p>
      <text:p text:style-name="P39">|Surname <text:s text:c="4"/>|In|Sex|School|Medal|Math|Phys|Lit|Writing|</text:p>
      <text:p text:style-name="P39">--------------------------------------------------------</text:p>
      <text:p text:style-name="P39">| <text:s text:c="4"/>Twaiprv|FA|female| <text:s/>1902| +| <text:s text:c="2"/>3| <text:s text:c="2"/>2| <text:s/>5| <text:s text:c="5"/>+|</text:p>
      <text:p text:style-name="P39">| <text:s text:c="5"/>Xfoddd|XK|female| <text:s/>2774| +| <text:s text:c="2"/>3| <text:s text:c="2"/>4| <text:s/>5| <text:s text:c="5"/>-|</text:p>
      <text:p text:style-name="P39">| <text:s/>Uomdwdstcw|ZW| <text:s/>male| <text:s/>1230| +| <text:s text:c="2"/>3| <text:s text:c="2"/>4| <text:s/>4| <text:s text:c="5"/>+|</text:p>
      <text:p text:style-name="P39">| <text:s/>Htokswaxqs|HN|female| <text:s/>1231| +| <text:s text:c="2"/>3| <text:s text:c="2"/>3| <text:s/>5| <text:s text:c="5"/>+|</text:p>
      <text:p text:style-name="P39">--------------------------------------------------------</text:p>
      <text:p text:style-name="P39"><text:soft-page-break/><text:s/>sakost@sakost-pc  ~/university/course work/cw6  cat main.c </text:p>
      <text:p text:style-name="P39">//</text:p>
      <text:p text:style-name="P39">// Created by sakost on 09.04.2020.</text:p>
      <text:p text:style-name="P39">//</text:p>
      <text:p text:style-name="P39">#include &lt;stdio.h&gt;</text:p>
      <text:p text:style-name="P39">#include &lt;stdlib.h&gt;</text:p>
      <text:p text:style-name="P39"/>
      <text:p text:style-name="P39">typedef struct{</text:p>
      <text:p text:style-name="P39"><text:s text:c="4"/>char surname[30+1];</text:p>
      <text:p text:style-name="P39"><text:s text:c="4"/>char initials[2+1];</text:p>
      <text:p text:style-name="P39"><text:s text:c="4"/>char sex[6+1];</text:p>
      <text:p text:style-name="P39"><text:s text:c="4"/>int schoolNumber;</text:p>
      <text:p text:style-name="P39"><text:s text:c="4"/>char haveMedal;</text:p>
      <text:p text:style-name="P39"><text:s text:c="4"/>int math, phys, lit;</text:p>
      <text:p text:style-name="P39"><text:s text:c="4"/>char passedWriting;</text:p>
      <text:p text:style-name="P39">} Student;</text:p>
      <text:p text:style-name="P39"/>
      <text:p text:style-name="P39">int main(int argc, char* argv[]){</text:p>
      <text:p text:style-name="P39"><text:s text:c="4"/>char *filename;</text:p>
      <text:p text:style-name="P39"><text:s text:c="4"/>if(argc &lt; 2){</text:p>
      <text:p text:style-name="P39"><text:s text:c="8"/>filename = "test.txt";</text:p>
      <text:p text:style-name="P39"><text:s text:c="4"/>} else{</text:p>
      <text:p text:style-name="P39"><text:s text:c="8"/>filename = argv[1];</text:p>
      <text:p text:style-name="P39"><text:s text:c="4"/>}</text:p>
      <text:p text:style-name="P39"/>
      <text:p text:style-name="P39"><text:s text:c="4"/>const int count = 15;</text:p>
      <text:p text:style-name="P39"><text:s text:c="4"/>FILE *file = fopen(filename, "r");</text:p>
      <text:p text:style-name="P39"/>
      <text:p text:style-name="P39"><text:s text:c="4"/>Student *students = (Student*)calloc(count, sizeof(Student));</text:p>
      <text:p text:style-name="P39"><text:s text:c="4"/>Student *result = (Student*)calloc(count, sizeof(Student));</text:p>
      <text:p text:style-name="P39"><text:s text:c="4"/>int i = 0, ires = 0;</text:p>
      <text:p text:style-name="P39"><text:soft-page-break/><text:s text:c="4"/>while(!feof(file)){</text:p>
      <text:p text:style-name="P39"><text:s text:c="8"/>Student s;</text:p>
      <text:p text:style-name="P39"><text:s text:c="8"/>fscanf(file, "%s %2s %s %d %c %d %d %d %c", s.surname, s.initials, s.sex, &amp;s.schoolNumber,</text:p>
      <text:p text:style-name="P39"><text:s text:c="15"/>&amp;s.haveMedal, &amp;s.math, &amp;s.phys, &amp;s.lit, &amp;s.passedWriting);</text:p>
      <text:p text:style-name="P39"><text:s text:c="8"/>students[i++] = s;</text:p>
      <text:p text:style-name="P39"><text:s text:c="4"/>}</text:p>
      <text:p text:style-name="P39"/>
      <text:p text:style-name="P39"><text:s text:c="4"/>int p;</text:p>
      <text:p text:style-name="P39"><text:s text:c="4"/>printf("What's a p?\n&gt;&gt;&gt; ");</text:p>
      <text:p text:style-name="P39"><text:s text:c="4"/>scanf("%d", &amp;p);</text:p>
      <text:p text:style-name="P39"/>
      <text:p text:style-name="P39"><text:s text:c="4"/>puts("--------------------------------------------------------");</text:p>
      <text:p text:style-name="P39"><text:s text:c="4"/>puts("|Surname <text:s text:c="4"/>|In|Sex|School|Medal|Math|Phys|Lit|Writing|");</text:p>
      <text:p text:style-name="P39"><text:s text:c="4"/>puts("--------------------------------------------------------");</text:p>
      <text:p text:style-name="P39"/>
      <text:p text:style-name="P39"><text:s text:c="4"/>for (int j = 0; j &lt; count; ++j) {</text:p>
      <text:p text:style-name="P39"><text:s text:c="8"/>Student s = students[j];</text:p>
      <text:p text:style-name="P39"><text:s text:c="8"/>if(s.haveMedal == '+' &amp;&amp; (s.math &lt; p || s.phys &lt; p || s.lit &lt; p)){</text:p>
      <text:p text:style-name="P39"><text:s text:c="12"/>printf("|%12s|%2s|%6s|%6d|%2c|%4d|%4d|%3d|%7c|\n", s.surname, s.initials, s.sex,</text:p>
      <text:p text:style-name="P39"><text:s text:c="19"/>s.schoolNumber, s.haveMedal, s.math, s.phys, s.lit, s.passedWriting);</text:p>
      <text:p text:style-name="P39"><text:s text:c="12"/>result[ires++] = s;</text:p>
      <text:p text:style-name="P39"><text:s text:c="8"/>}</text:p>
      <text:p text:style-name="P39"><text:s text:c="4"/>}</text:p>
      <text:p text:style-name="P39"/>
      <text:p text:style-name="P39"><text:s text:c="4"/>if(ires == 0){</text:p>
      <text:p text:style-name="P39"><text:s text:c="8"/>puts("| <text:s text:c="22"/>NO DATA <text:s text:c="23"/>|");</text:p>
      <text:p text:style-name="P39"><text:s text:c="4"/>}</text:p>
      <text:p text:style-name="P39"/>
      <text:p text:style-name="P39"><text:s text:c="4"/>puts("--------------------------------------------------------");</text:p>
      <text:p text:style-name="P39"/>
      <text:p text:style-name="P39"/>
      <text:p text:style-name="P39"><text:soft-page-break/><text:s text:c="4"/>fclose(file);</text:p>
      <text:p text:style-name="P39">}</text:p>
      <text:p text:style-name="P39"><text:s/>sakost@sakost-pc  ~/university/course work/cw6  </text:p>
      <text:p text:style-name="P39"/>
      <text:h text:style-name="P54" text:outline-level="1">заключение</text:h>
      <text:p text:style-name="P40">Я научился работать с базами данных в виде текстовых файлах, научился делать простейшие запросы к этой базе и применять к ней фильтры по значениям, <text:span text:style-name="T19">в частности, я реализовал запросы, в которых нужно выбрать студен</text:span><text:span text:style-name="T23">т</text:span><text:span text:style-name="T19">а, у которого есть медаль и оценка по какому-либо из предметов ниже p.</text:span></text:p>
      <text:h text:style-name="P55" text:outline-level="1">Список используемых источников</text:h>
      <text:list xml:id="list763980365" text:style-name="L2">
        <text:list-item>
          <text:p text:style-name="P62">Функция calloc [Электронный ресурс]. URL: <text:a xlink:type="simple" xlink:href="http://www.c-cpp.ru/content/calloc" text:style-name="Internet_20_link" text:visited-style-name="Visited_20_Internet_20_Link">http://www.c-cpp.ru/content/</text:a><text:a xlink:type="simple" xlink:href="http://www.c-cpp.ru/content/calloc" text:style-name="Internet_20_link" text:visited-style-name="Visited_20_Internet_20_Link"><text:span text:style-name="T20">calloc</text:span></text:a> (Дата обращения: <text:span text:style-name="T22">0</text:span><text:span text:style-name="T21">8</text:span>.0<text:span text:style-name="T20">4</text:span>.2020).</text:p>
        </text:list-item>
        <text:list-item>
          <text:p text:style-name="P63">Функция realloc [Электронный ресурс]. URL: <text:a xlink:type="simple" xlink:href="https://en.cppreference.com/w/c/memory/realloc" text:style-name="Internet_20_link" text:visited-style-name="Visited_20_Internet_20_Link">https://en.cppreference.com/w/c/memory/realloc</text:a> (Дата обращения: 08.04.2020)</text:p>
        </text:list-item>
        <text:list-item>
          <text:p text:style-name="P64">Функция fopen [Электронный ресурс]. URL: <text:a xlink:type="simple" xlink:href="https://en.cppreference.com/w/c/io/fopen" text:style-name="Internet_20_link" text:visited-style-name="Visited_20_Internet_20_Link">https://en.cppreference.com/w/c/io/fopen</text:a> (Дата обращения 08.04.2020)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Mangal1" svg:font-family="Mangal"/>
    <style:font-face style:name="Times New Roman3" svg:font-family="'Times New Roman'" style:font-family-generic="roman"/>
    <style:font-face style:name="Times New Roman5" svg:font-family="'Times New Roman'" style:font-adornments="Italic" style:font-family-generic="roman"/>
    <style:font-face style:name="Times New Roman2" svg:font-family="'Times New Roman'" style:font-adornments="Regular" style:font-family-generic="roma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Times New Roman2" fo:font-family="'Times New Roman'" style:font-style-name="Regular" style:font-family-generic="roman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2" fo:font-family="'Times New Roman'" style:font-style-name="Regular" style:font-family-generic="roman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in" fo:margin-bottom="0.0827in" loext:contextual-spacing="false" fo:text-align="center" style:justify-single-word="false" fo:orphans="0" fo:widows="0" style:page-number="auto" fo:break-before="page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КП" style:family="paragraph" style:parent-style-name="Standard" style:master-page-name="">
      <style:paragraph-properties fo:margin-left="0in" fo:margin-right="0in" fo:line-height="150%" fo:text-align="justify" style:justify-single-word="false" fo:hyphenation-ladder-count="no-limit" fo:text-indent="0.4925in" style:auto-text-indent="false" style:page-number="auto"/>
      <style:text-properties style:font-name="Times New Roman3" fo:font-family="'Times New Roman'" style:font-family-generic="roman" fo:font-size="14pt" fo:hyphenate="true" fo:hyphenation-remain-char-count="2" fo:hyphenation-push-char-count="2" loext:hyphenation-no-caps="false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text-transform="uppercase" style:font-name="Times New Roman4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2" fo:font-family="'Times New Roman'" style:font-style-name="Regular" style:font-family-generic="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17in" style:type="center"/>
          <style:tab-stop style:position="7.0835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fo:text-align="center" style:justify-single-word="false" style:page-number="auto"/>
      <style:text-properties style:font-name="Times New Roman5" fo:font-family="'Times New Roman'" style:font-style-name="Italic" style:font-family-generic="roman" fo:font-size="115%" fo:font-style="italic" fo:font-weight="normal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69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91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24c0f1a" officeooo:paragraph-rsid="024c0f1a"/>
    </style:style>
    <style:page-layout style:name="Mpm1">
      <style:page-layout-properties fo:page-width="8.2701in" fo:page-height="11.6902in" style:num-format="1" style:print-orientation="portrait" fo:margin-top="0.7902in" fo:margin-bottom="0.4902in" fo:margin-left="1.1799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  <loext:footer-first>
        <text:p text:style-name="MP1"><text:page-number text:select-page="current">2</text:page-number></text:p>
      </loext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31T18:15:27.777000000</meta:creation-date>
    <dc:date>2020-04-09T13:50:54.735258964</dc:date>
    <meta:editing-duration>P2DT10H13M52S</meta:editing-duration>
    <meta:editing-cycles>603</meta:editing-cycles>
    <meta:generator>LibreOffice/6.4.2.2$Linux_X86_64 LibreOffice_project/40$Build-2</meta:generator>
    <meta:print-date>2019-11-26T08:56:34.296000000</meta:print-date>
    <meta:document-statistic meta:table-count="4" meta:image-count="0" meta:object-count="0" meta:page-count="18" meta:paragraph-count="305" meta:word-count="1581" meta:character-count="11508" meta:non-whitespace-character-count="9610"/>
  </office:meta>
</office:document-meta>
</file>